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or.setUseConverter( boolean us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tProtection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pier.create( Class source , Class target , boolean us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or.setTarget( Class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o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eClass( ClassVisitor v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Generato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Source( Class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or.compatible( PropertyDescriptor getter , PropertyDescriptor se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